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2b4b" officeooo:paragraph-rsid="001f2b4b"/>
    </style:style>
    <style:style style:name="P2" style:family="paragraph" style:parent-style-name="Standard">
      <style:text-properties officeooo:rsid="002094e0" officeooo:paragraph-rsid="002094e0"/>
    </style:style>
    <style:style style:name="P3" style:family="paragraph" style:parent-style-name="Standard">
      <style:text-properties officeooo:rsid="00210fb7" officeooo:paragraph-rsid="00210fb7"/>
    </style:style>
    <style:style style:name="P4" style:family="paragraph" style:parent-style-name="Standard">
      <style:text-properties officeooo:rsid="00210fb7" officeooo:paragraph-rsid="001f2b4b"/>
    </style:style>
    <style:style style:name="T1" style:family="text">
      <style:text-properties officeooo:rsid="00210fb7"/>
    </style:style>
    <style:style style:name="T2" style:family="text">
      <style:text-properties fo:font-variant="normal" fo:text-transform="none" fo:color="#1c1e21" style:font-name="Helvetica" fo:font-size="9.75pt" fo:letter-spacing="normal" fo:font-style="normal" fo:font-weight="normal"/>
    </style:style>
    <style:style style:name="T3" style:family="text">
      <style:text-properties fo:font-variant="normal" fo:text-transform="none" fo:color="#1c1e21" style:font-name="inherit" fo:font-size="9.75pt" fo:letter-spacing="normal" fo:font-style="normal" fo:font-weight="normal"/>
    </style:style>
    <style:style style:name="T4" style:family="text">
      <style:text-properties fo:font-variant="normal" fo:text-transform="none" fo:color="#1c1e21" style:font-name="inherit" fo:font-size="9.75pt" fo:letter-spacing="normal" fo:font-style="normal" fo:font-weight="normal" officeooo:rsid="00232e7e"/>
    </style:style>
    <style:style style:name="T5" style:family="text">
      <style:text-properties fo:font-variant="normal" fo:text-transform="none" fo:color="#1c1e21" fo:letter-spacing="normal" style:font-name-complex="inherit" style:font-size-complex="9.75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1</text:span><text:span text:style-name="T3">) </text:span><text:span text:style-name="T5">কম্পিটিটিভ প্রোগ্রামিং</text:span><text:span text:style-name="T2"><text:line-break/></text:span><text:span text:style-name="T5">২</text:span><text:span text:style-name="T3">) </text:span><text:span text:style-name="T5">সি</text:span><text:span text:style-name="T3">#/ </text:span><text:span text:style-name="T5">পিএইচপি</text:span><text:span text:style-name="T3">/</text:span><text:span text:style-name="T5">পাইথন ল্যাঙ্গুয়েজ কোর্স</text:span><text:span text:style-name="T3"><text:line-break/></text:span><text:span text:style-name="T5">৩</text:span><text:span text:style-name="T3">) </text:span><text:span text:style-name="T5">ডটনেট </text:span><text:span text:style-name="T3">/ </text:span><text:span text:style-name="T5">লারাভেল </text:span><text:span text:style-name="T3">/ </text:span><text:span text:style-name="T5">জেঙ্গো কোর্স</text:span><text:span text:style-name="T3"><text:line-break/></text:span><text:span text:style-name="T5">৪</text:span><text:span text:style-name="T3">) </text:span><text:span text:style-name="T5">অবজেক্ট ওরিয়েন্টেড ডিজাইন কোর্স।</text:span><text:span text:style-name="T3"><text:line-break/></text:span><text:span text:style-name="T5">৪</text:span><text:span text:style-name="T3">) </text:span><text:span text:style-name="T5">ক্লাউড </text:span><text:span text:style-name="T3">/ </text:span><text:span text:style-name="T5">ডেভঅপ্স কোর্স </text:span><text:span text:style-name="T3">/ </text:span><text:span text:style-name="T5">ডকার কোর্স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22:29:55.382134767</meta:creation-date>
    <dc:date>2019-11-04T12:12:50.145431745</dc:date>
    <meta:editing-duration>PT15M33S</meta:editing-duration>
    <meta:editing-cycles>4</meta:editing-cycles>
    <meta:generator>LibreOffice/6.2.7.1$Linux_X86_64 LibreOffice_project/20$Build-1</meta:generator>
    <meta:document-statistic meta:table-count="0" meta:image-count="0" meta:object-count="0" meta:page-count="1" meta:paragraph-count="1" meta:word-count="28" meta:character-count="110" meta:non-whitespace-character-count="83"/>
  </office:meta>
</office:document-meta>
</file>